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6000003A048BA25BF.png" manifest:media-type="image/png"/>
  <manifest:file-entry manifest:full-path="Pictures/10000000000005C80000010275E28ACC.png" manifest:media-type="image/png"/>
  <manifest:file-entry manifest:full-path="Pictures/1000000000000620000001A607E0D472.png" manifest:media-type="image/png"/>
  <manifest:file-entry manifest:full-path="Pictures/10000000000003EA0000018461B7ECA1.png" manifest:media-type="image/png"/>
  <manifest:file-entry manifest:full-path="Pictures/10000000000002DE0000008C80A8F65F.png" manifest:media-type="image/png"/>
  <manifest:file-entry manifest:full-path="Pictures/10000000000006BA0000019C1F167DDD.png" manifest:media-type="image/png"/>
  <manifest:file-entry manifest:full-path="Pictures/100000000000035000000070B0C26D98.png" manifest:media-type="image/png"/>
  <manifest:file-entry manifest:full-path="Pictures/10000000000004A400000275F5688E21.png" manifest:media-type="image/png"/>
  <manifest:file-entry manifest:full-path="Pictures/10000000000004B5000000D5235F2FBC.png" manifest:media-type="image/png"/>
  <manifest:file-entry manifest:full-path="Pictures/1000000000000500000003552C5CA0C0.png" manifest:media-type="image/png"/>
  <manifest:file-entry manifest:full-path="Pictures/100000000000075E000001EC97FCFFB0.png" manifest:media-type="image/png"/>
  <manifest:file-entry manifest:full-path="Pictures/100000000000047B000000D2970DA2F3.png" manifest:media-type="image/png"/>
  <manifest:file-entry manifest:full-path="Pictures/10000000000004AA000002352195DD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linecap="round" draw:fill="solid" draw:fill-color="#ffffd7" draw:textarea-horizontal-align="justify" draw:textarea-vertical-align="middle" draw:auto-grow-height="false" fo:min-height="2.534cm" fo:min-width="5.676cm" fo:padding-top="0.125cm" fo:padding-bottom="0.125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21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677cm" loext:decorative="false"/>
      <style:paragraph-properties style:writing-mode="lr-tb"/>
    </style:style>
    <style:style style:name="pr1" style:family="presentation" style:parent-style-name="Default-title">
      <style:graphic-properties fo:min-height="4.5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98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505cm" svg:x="1.471cm" svg:y="5.323cm" presentation:class="title" presentation:user-transformed="true">
          <draw:text-box>
            <text:p>os.Root はやわかり</text:p>
          </draw:text-box>
        </draw:frame>
        <draw:custom-shape draw:name="Tooltip" draw:style-name="gr1" draw:text-style-name="P2" draw:layer="layout" svg:width="6.175cm" svg:height="2.783cm" svg:x="3.175cm" svg:y="2.54cm">
          <text:p text:style-name="P1"><text:span text:style-name="T1">Go 1.2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14.2487046632 31212.93103448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3.248cm" svg:x="0.013cm" svg:y="1.271cm">
          <draw:image xlink:href="Pictures/10000000000004AA000002352195DD6D.png" xlink:type="simple" xlink:show="embed" xlink:actuate="onLoad" draw:mime-type="image/png">
            <text:p/>
          </draw:image>
        </draw:frame>
        <draw:frame presentation:style-name="pr3" draw:layer="layout" svg:width="25.199cm" svg:height="3.989cm" svg:x="1.27cm" svg:y="4.946cm" presentation:class="title" presentation:user-transformed="true">
          <draw:text-box>
            <text:p>(2025-02-11)<text:line-break/>Go1.24 がリリースされた</text:p>
          </draw:text-box>
        </draw:frame>
        <draw:frame draw:style-name="gr4" draw:text-style-name="P5" draw:layer="layout" svg:width="7.809cm" svg:height="0.963cm" svg:x="19.496cm" svg:y="14.277cm">
          <draw:text-box>
            <text:p><text:a xlink:href="https://go.dev/blog/go1.24" xlink:type="simple">https://go.dev/blog/go1.24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18.415cm" svg:height="12.271cm" svg:x="5.08cm" svg:y="2.54cm">
          <draw:image xlink:href="Pictures/1000000000000500000003552C5CA0C0.png" xlink:type="simple" xlink:show="embed" xlink:actuate="onLoad" draw:mime-type="image/png">
            <text:p text:style-name="P6"><text:s/></text:p>
          </draw:image>
        </draw:frame>
        <draw:frame presentation:style-name="pr1" draw:layer="layout" svg:width="25.199cm" svg:height="4.505cm" svg:x="1.471cm" svg:y="5.323cm" presentation:class="title" presentation:user-transformed="true">
          <draw:text-box>
            <text:p>リリースノートを見ても<text:line-break/>よくわからなかった...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505cm" svg:x="1.471cm" svg:y="4.777cm" presentation:class="title" presentation:user-transformed="true">
          <draw:text-box>
            <text:p>1つ手頃そうなのにフォーカスして調べることにした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それは os.Root(型) ...</text:p>
          </draw:text-box>
        </draw:frame>
        <draw:frame draw:style-name="gr3" draw:text-style-name="P4" draw:layer="layout" svg:width="24.189cm" svg:height="4.428cm" svg:x="2.54cm" svg:y="4.445cm">
          <draw:image xlink:href="Pictures/100000000000047B000000D2970DA2F3.png" xlink:type="simple" xlink:show="embed" xlink:actuate="onLoad" draw:mime-type="image/png">
            <text:p/>
          </draw:image>
        </draw:frame>
        <draw:frame draw:style-name="gr3" draw:text-style-name="P4" draw:layer="layout" svg:width="24.83cm" svg:height="4.388cm" svg:x="2.475cm" svg:y="9.582cm">
          <draw:image xlink:href="Pictures/10000000000004B5000000D5235F2FBC.png" xlink:type="simple" xlink:show="embed" xlink:actuate="onLoad" draw:mime-type="image/png">
            <text:p/>
          </draw:image>
        </draw:frame>
        <draw:frame draw:style-name="gr4" draw:text-style-name="P5" draw:layer="layout" svg:width="7.631cm" svg:height="0.963cm" svg:x="2.54cm" svg:y="3.482cm">
          <draw:text-box>
            <text:p><text:a xlink:href="https://go.dev/doc/go1.24" xlink:type="simple">https://go.dev/doc/go1.24</text:a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ドキュメント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1.699cm" svg:height="11.488cm" svg:x="3.175cm" svg:y="3.117cm">
          <draw:image xlink:href="Pictures/10000000000004A400000275F5688E21.png" xlink:type="simple" xlink:show="embed" xlink:actuate="onLoad" draw:mime-type="image/png">
            <text:p/>
          </draw:image>
        </draw:frame>
        <draw:frame draw:style-name="gr4" draw:text-style-name="P5" draw:layer="layout" svg:width="8.054cm" svg:height="0.963cm" svg:x="17.145cm" svg:y="14.277cm">
          <draw:text-box>
            <text:p><text:a xlink:href="https://pkg.go.dev/os#Root" xlink:type="simple">https://pkg.go.dev/os#Root</text:a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こんな感じに使う</text:p>
          </draw:text-box>
        </draw:frame>
        <draw:frame presentation:style-name="pr5" draw:layer="layout" svg:width="25.199cm" svg:height="5.834cm" svg:x="1.4cm" svg:y="6.985cm" presentation:class="outline" presentation:user-transformed="true">
          <draw:text-box>
            <text:list text:style-name="L2">
              <text:list-item>
                <text:p>os.OpenRoot()を使ってroot.Root インスタンスを取得する</text:p>
              </text:list-item>
              <text:list-item>
                <text:p>インスタンスに対してファイル操作とかができる。os.OpenRoot()の指定パスが起点になる</text:p>
              </text:list-item>
            </text:list>
          </draw:text-box>
        </draw:frame>
        <draw:frame draw:style-name="gr3" draw:text-style-name="P4" draw:layer="layout" svg:width="28.859cm" svg:height="3.81cm" svg:x="0cm" svg:y="3.175cm">
          <draw:image xlink:href="Pictures/100000000000035000000070B0C26D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従来</text:p>
          </draw:text-box>
        </draw:frame>
        <draw:frame presentation:style-name="pr5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今までは直接扱う方法しかなかった(はず)</text:p>
              </text:list-item>
            </text:list>
          </draw:text-box>
        </draw:frame>
        <draw:frame draw:style-name="gr3" draw:text-style-name="P4" draw:layer="layout" svg:width="19.419cm" svg:height="3.703cm" svg:x="4.296cm" svg:y="6.022cm">
          <draw:image xlink:href="Pictures/10000000000002DE0000008C80A8F6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なぜ必要なのか?</text:p>
          </draw:text-box>
        </draw:frame>
        <draw:frame presentation:style-name="pr5" draw:layer="layout" svg:width="25.199cm" svg:height="9.134cm" svg:x="1.442cm" svg:y="3.175cm" presentation:class="outline" presentation:user-transformed="true">
          <draw:text-box>
            <text:list text:style-name="L2">
              <text:list-item>
                <text:p>#67002が提案Issue (by Git履歴)</text:p>
              </text:list-item>
            </text:list>
          </draw:text-box>
        </draw:frame>
        <draw:frame draw:style-name="gr3" draw:text-style-name="P4" draw:layer="layout" svg:width="26.51cm" svg:height="10.265cm" svg:x="0.635cm" svg:y="4.975cm">
          <draw:image xlink:href="Pictures/10000000000003EA0000018461B7ECA1.png" xlink:type="simple" xlink:show="embed" xlink:actuate="onLoad" draw:mime-type="image/png">
            <text:p/>
          </draw:image>
        </draw:frame>
        <draw:frame draw:style-name="gr4" draw:text-style-name="P5" draw:layer="layout" svg:width="26.342cm" svg:height="0.963cm" svg:x="0.963cm" svg:y="4.445cm">
          <draw:text-box>
            <text:p><text:a xlink:href="https://github.com/golang/go/commit/43d90c6a14e7b3fd1b3b8085b8071a09231c4b62" xlink:type="simple">https://github.com/golang/go/commit/43d90c6a14e7b3fd1b3b8085b8071a09231c4b62</text:a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脆弱性対策のた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ssueによると...</text:p>
              </text:list-header>
              <text:list-item>
                <text:p>ディレクトリトラバーサル: 相対パスで想定してないディレクトリが曝露する脆弱性</text:p>
              </text:list-item>
              <text:list-item>
                <text:p>シンボリックリンクトラバーサル: シンボリックリンクで想定しないディレクトリが曝露する脆弱性</text:p>
                <text:p><text:line-break/>を防ぎやすくするため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動かして試してみた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上の階層にはいけない</text:p>
              </text:list-item>
            </text:list>
          </draw:text-box>
        </draw:frame>
        <draw:frame draw:style-name="gr3" draw:text-style-name="P4" draw:layer="layout" svg:width="23.612cm" svg:height="5.649cm" svg:x="2.423cm" svg:y="6.416cm">
          <draw:image xlink:href="Pictures/10000000000006BA0000019C1F167D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絶対パスは指定できない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0.32cm" svg:height="5.467cm" svg:x="6.279cm" svg:y="3.685cm">
          <draw:image xlink:href="Pictures/1000000000000620000001A607E0D472.png" xlink:type="simple" xlink:show="embed" xlink:actuate="onLoad" draw:mime-type="image/png">
            <text:p/>
          </draw:image>
        </draw:frame>
        <draw:frame draw:style-name="gr3" draw:text-style-name="P4" draw:layer="layout" svg:width="19.061cm" svg:height="4.972cm" svg:x="2.849cm" svg:y="9.633cm">
          <draw:image xlink:href="Pictures/100000000000075E000001EC97FCFFB0.png" xlink:type="simple" xlink:show="embed" xlink:actuate="onLoad" draw:mime-type="image/png">
            <text:p/>
          </draw:image>
        </draw:frame>
        <draw:frame draw:style-name="gr6" draw:text-style-name="P5" draw:layer="layout" svg:width="7.307cm" svg:height="1.171cm" svg:x="20.633cm" svg:y="2.086cm">
          <draw:text-box>
            <text:p><text:s text:c="2"/>(ドキュメントの通り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先頭が/だとエラーを返すようになっている</text:p>
              </text:list-item>
            </text:list>
          </draw:text-box>
        </draw:frame>
        <draw:frame draw:style-name="gr3" draw:text-style-name="P4" draw:layer="layout" svg:width="21.862cm" svg:height="3.81cm" svg:x="4.173cm" svg:y="6.35cm">
          <draw:image xlink:href="Pictures/10000000000005C80000010275E28ACC.png" xlink:type="simple" xlink:show="embed" xlink:actuate="onLoad" draw:mime-type="image/png">
            <text:p/>
          </draw:image>
        </draw:frame>
        <draw:frame draw:style-name="gr7" draw:text-style-name="P5" draw:layer="layout" svg:width="27.506cm" svg:height="1.674cm" svg:x="0.434cm" svg:y="11.026cm">
          <draw:text-box>
            <text:p><text:a xlink:href="https://github.com/golang/go/blob/215de81513286c010951624243c2923f7dc79675/src/os/root.go#L194-L196" xlink:type="simple">https://github.com/golang/go/blob/215de81513286c010951624243c2923f7dc79675/src/os/root.go#L194-L196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シンボリックリンクを辿れる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13.528cm" svg:height="9.525cm" svg:x="1.712cm" svg:y="3.294cm">
          <draw:image xlink:href="Pictures/1000000000000526000003A048BA25BF.png" xlink:type="simple" xlink:show="embed" xlink:actuate="onLoad" draw:mime-type="image/png">
            <text:p/>
          </draw:image>
        </draw:frame>
        <draw:frame draw:style-name="gr8" draw:text-style-name="P5" draw:layer="layout" svg:width="12.999cm" svg:height="3.927cm" svg:x="13.671cm" svg:y="9.525cm">
          <draw:text-box>
            <text:p>←上の階層へのシンボリックリンクは辿れてしまう。</text:p>
            <text:p>ドキュメントによるとバインドマウントも制限されない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s.Root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脆弱性対策になる</text:p>
                <text:list>
                  <text:list-item>
                    <text:p>(が、全て守られるわけではない!)</text:p>
                  </text:list-item>
                </text:list>
              </text:list-item>
              <text:list-item>
                <text:p>ディレクトリ下でまとめて何かしたいとき便利そう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44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58:49.470245153</meta:creation-date>
    <meta:generator>LibreOffice/24.2.7.2$Linux_X86_64 LibreOffice_project/420$Build-2</meta:generator>
    <dc:date>2025-02-14T10:40:15.543730823</dc:date>
    <meta:editing-duration>PT1H15M20S</meta:editing-duration>
    <meta:editing-cycles>15</meta:editing-cycles>
    <meta:document-statistic meta:object-count="97"/>
  </office:meta>
</office:document-meta>
</file>